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paragraph-properties fo:line-height="115%"/>
      <style:text-properties officeooo:paragraph-rsid="00318c2c"/>
    </style:style>
    <style:style style:name="P2" style:family="paragraph">
      <loext:graphic-properties draw:fill-color="#000000"/>
      <style:paragraph-properties fo:text-align="center"/>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officeooo:paragraph-rsid="0052689d"/>
    </style:style>
    <style:style style:name="P5" style:family="paragraph" style:parent-style-name="Text_20_body">
      <style:text-properties fo:font-weight="bold" officeooo:paragraph-rsid="0052689d" style:font-weight-asian="bold" style:font-weight-complex="bold"/>
    </style:style>
    <style:style style:name="P6" style:family="paragraph" style:parent-style-name="Text_20_body">
      <style:text-properties fo:font-size="13pt" fo:font-weight="bold" style:font-size-asian="13pt" style:font-weight-asian="bold" style:font-size-complex="13pt" style:font-weight-complex="bold"/>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officeooo:rsid="0053083f" officeooo:paragraph-rsid="0053083f"/>
    </style:style>
    <style:style style:name="P9" style:family="paragraph" style:parent-style-name="Text_20_body">
      <style:text-properties fo:font-size="16pt" style:font-size-asian="16pt" style:font-size-complex="16pt"/>
    </style:style>
    <style:style style:name="P10" style:family="paragraph" style:parent-style-name="Text_20_body" style:list-style-name="L1"/>
    <style:style style:name="P11" style:family="paragraph" style:parent-style-name="Text_20_body" style:list-style-name="L1">
      <style:text-properties officeooo:paragraph-rsid="00322ec4"/>
    </style:style>
    <style:style style:name="P12" style:family="paragraph" style:parent-style-name="Text_20_body">
      <style:text-properties officeooo:paragraph-rsid="00322ec4"/>
    </style:style>
    <style:style style:name="P13" style:family="paragraph" style:parent-style-name="Text_20_body">
      <style:text-properties officeooo:paragraph-rsid="0035973d"/>
    </style:style>
    <style:style style:name="P14" style:family="paragraph" style:parent-style-name="Text_20_body" style:list-style-name="L2"/>
    <style:style style:name="P15" style:family="paragraph" style:parent-style-name="Text_20_body" style:list-style-name="L2">
      <style:text-properties officeooo:paragraph-rsid="0034195a"/>
    </style:style>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text-properties officeooo:paragraph-rsid="003749f7"/>
    </style:style>
    <style:style style:name="P19" style:family="paragraph" style:parent-style-name="Text_20_body">
      <style:text-properties officeooo:rsid="00378856" officeooo:paragraph-rsid="004f237c"/>
    </style:style>
    <style:style style:name="P20" style:family="paragraph" style:parent-style-name="Text_20_body">
      <style:text-properties officeooo:rsid="00378856" officeooo:paragraph-rsid="003dfd17"/>
    </style:style>
    <style:style style:name="P21" style:family="paragraph" style:parent-style-name="Text_20_body">
      <style:text-properties fo:font-size="12pt" fo:font-weight="normal" officeooo:rsid="003f5fc6" officeooo:paragraph-rsid="00409fda" fo:background-color="transparent" style:font-size-asian="10.5pt" style:font-weight-asian="normal" style:font-size-complex="12pt" style:font-weight-complex="normal"/>
    </style:style>
    <style:style style:name="P22" style:family="paragraph" style:parent-style-name="Text_20_body">
      <style:text-properties officeooo:paragraph-rsid="0050900b"/>
    </style:style>
    <style:style style:name="P23" style:family="paragraph" style:parent-style-name="Text_20_body">
      <style:text-properties officeooo:rsid="00378856" officeooo:paragraph-rsid="00439fcf"/>
    </style:style>
    <style:style style:name="P24" style:family="paragraph" style:parent-style-name="Text_20_body">
      <style:text-properties officeooo:rsid="00378856" officeooo:paragraph-rsid="0044d294"/>
    </style:style>
    <style:style style:name="P25" style:family="paragraph" style:parent-style-name="Text_20_body" style:list-style-name="L5">
      <style:text-properties officeooo:paragraph-rsid="00535645"/>
    </style:style>
    <style:style style:name="P26" style:family="paragraph" style:parent-style-name="Text_20_body" style:list-style-name="L5">
      <style:text-properties officeooo:paragraph-rsid="0047e6c5"/>
    </style:style>
    <style:style style:name="P27" style:family="paragraph" style:parent-style-name="Text_20_body" style:list-style-name="L6">
      <style:paragraph-properties style:writing-mode="lr-tb"/>
      <style:text-properties officeooo:paragraph-rsid="00493628"/>
    </style:style>
    <style:style style:name="P28" style:family="paragraph" style:parent-style-name="Text_20_body" style:list-style-name="L6">
      <style:paragraph-properties style:writing-mode="lr-tb"/>
      <style:text-properties officeooo:paragraph-rsid="004b3174"/>
    </style:style>
    <style:style style:name="P29" style:family="paragraph" style:parent-style-name="Text_20_body">
      <style:paragraph-properties style:writing-mode="lr-tb"/>
      <style:text-properties officeooo:paragraph-rsid="004b3174"/>
    </style:style>
    <style:style style:name="P30" style:family="paragraph" style:parent-style-name="Text_20_body">
      <style:paragraph-properties style:writing-mode="lr-tb"/>
      <style:text-properties fo:font-size="15pt" fo:font-weight="bold" officeooo:rsid="004ba244" officeooo:paragraph-rsid="004ba244" style:font-size-asian="15pt" style:font-weight-asian="bold" style:font-size-complex="15pt" style:font-weight-complex="bold"/>
    </style:style>
    <style:style style:name="P31" style:family="paragraph" style:parent-style-name="Text_20_body">
      <style:paragraph-properties style:writing-mode="lr-tb"/>
      <style:text-properties officeooo:paragraph-rsid="004ba244"/>
    </style:style>
    <style:style style:name="P32" style:family="paragraph" style:parent-style-name="Text_20_body">
      <style:paragraph-properties style:writing-mode="lr-tb"/>
      <style:text-properties officeooo:paragraph-rsid="004cbde5"/>
    </style:style>
    <style:style style:name="P33" style:family="paragraph" style:parent-style-name="Text_20_body">
      <style:paragraph-properties style:writing-mode="lr-tb"/>
      <style:text-properties officeooo:paragraph-rsid="005435b9"/>
    </style:style>
    <style:style style:name="T1" style:family="text">
      <style:text-properties fo:color="#bf0041" loext:opacity="100%" fo:font-size="22pt" style:font-size-asian="22pt" style:font-size-complex="22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style:font-size-asian="13pt" style:font-size-complex="13pt"/>
    </style:style>
    <style:style style:name="T6" style:family="text">
      <style:text-properties fo:background-color="#ffff00" loext:char-shading-value="0"/>
    </style:style>
    <style:style style:name="T7" style:family="text">
      <style:text-properties fo:font-size="16pt" style:font-size-asian="16pt" style:font-size-complex="16pt"/>
    </style:style>
    <style:style style:name="T8" style:family="text">
      <style:text-properties fo:font-weight="bold" style:font-weight-asian="bold" style:font-weight-complex="bold"/>
    </style:style>
    <style:style style:name="T9" style:family="text">
      <style:text-properties officeooo:rsid="0052689d"/>
    </style:style>
    <style:style style:name="T10" style:family="text">
      <style:text-properties fo:color="#ff0000" loext:opacity="100%"/>
    </style:style>
    <style:style style:name="T11" style:family="text">
      <style:text-properties fo:color="#ff0000" loext:opacity="100%" officeooo:rsid="00322ec4"/>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322ec4"/>
    </style:style>
    <style:style style:name="T15" style:family="text">
      <style:text-properties officeooo:rsid="00535645"/>
    </style:style>
    <style:style style:name="T16" style:family="text">
      <style:text-properties officeooo:rsid="00535645" fo:background-color="#ffff00" loext:char-shading-value="0"/>
    </style:style>
    <style:style style:name="T17" style:family="text">
      <style:text-properties fo:font-style="italic" style:font-style-asian="italic" style:font-style-complex="italic"/>
    </style:style>
    <style:style style:name="T18" style:family="text">
      <style:text-properties officeooo:rsid="0034195a"/>
    </style:style>
    <style:style style:name="T19" style:family="text">
      <style:text-properties officeooo:rsid="004e6572" fo:background-color="#ffff00" loext:char-shading-value="0"/>
    </style:style>
    <style:style style:name="T20" style:family="text">
      <style:text-properties officeooo:rsid="0035973d" fo:background-color="#ffff00" loext:char-shading-value="0"/>
    </style:style>
    <style:style style:name="T21" style:family="text">
      <style:text-properties officeooo:rsid="0035973d"/>
    </style:style>
    <style:style style:name="T22" style:family="text">
      <style:text-properties officeooo:rsid="003749f7" fo:background-color="#ffff00" loext:char-shading-value="0"/>
    </style:style>
    <style:style style:name="T23" style:family="text">
      <style:text-properties officeooo:rsid="003749f7" fo:background-color="transparent" loext:char-shading-value="0"/>
    </style:style>
    <style:style style:name="T24" style:family="text">
      <style:text-properties fo:font-size="15pt" fo:font-weight="bold" officeooo:rsid="003749f7" fo:background-color="transparent" loext:char-shading-value="0" style:font-size-asian="15pt" style:font-weight-asian="bold" style:font-size-complex="15pt" style:font-weight-complex="bold"/>
    </style:style>
    <style:style style:name="T25" style:family="text">
      <style:text-properties fo:font-size="12pt" fo:font-weight="normal" officeooo:rsid="003749f7" fo:background-color="transparent" loext:char-shading-value="0" style:font-size-asian="10.5pt" style:font-weight-asian="normal" style:font-size-complex="12pt" style:font-weight-complex="normal"/>
    </style:style>
    <style:style style:name="T26" style:family="text">
      <style:text-properties fo:font-size="12pt" fo:font-weight="normal" officeooo:rsid="003749f7" fo:background-color="#ffff00" loext:char-shading-value="0" style:font-size-asian="10.5pt" style:font-weight-asian="normal" style:font-size-complex="12pt" style:font-weight-complex="normal"/>
    </style:style>
    <style:style style:name="T27" style:family="text">
      <style:text-properties fo:font-size="12pt" fo:font-weight="normal" fo:background-color="transparent" loext:char-shading-value="0" style:font-size-asian="10.5pt" style:font-weight-asian="normal" style:font-size-complex="12pt" style:font-weight-complex="normal"/>
    </style:style>
    <style:style style:name="T28" style:family="text">
      <style:text-properties fo:font-size="12pt" fo:font-weight="normal" fo:background-color="#ffff00" loext:char-shading-value="0" style:font-size-asian="10.5pt" style:font-weight-asian="normal" style:font-size-complex="12pt" style:font-weight-complex="normal"/>
    </style:style>
    <style:style style:name="T29" style:family="text">
      <style:text-properties fo:font-size="12pt" fo:font-weight="normal" officeooo:rsid="004e6572" fo:background-color="transparent" loext:char-shading-value="0" style:font-size-asian="10.5pt" style:font-weight-asian="normal" style:font-size-complex="12pt" style:font-weight-complex="normal"/>
    </style:style>
    <style:style style:name="T30" style:family="text">
      <style:text-properties fo:font-size="12pt" fo:font-weight="normal" officeooo:rsid="004e6572" fo:background-color="#ffff00" loext:char-shading-value="0" style:font-size-asian="10.5pt" style:font-weight-asian="normal" style:font-size-complex="12pt" style:font-weight-complex="normal"/>
    </style:style>
    <style:style style:name="T31" style:family="text">
      <style:text-properties fo:font-size="12pt" fo:font-weight="normal" officeooo:rsid="004f237c" fo:background-color="transparent" loext:char-shading-value="0" style:font-size-asian="10.5pt" style:font-weight-asian="normal" style:font-size-complex="12pt" style:font-weight-complex="normal"/>
    </style:style>
    <style:style style:name="T32" style:family="text">
      <style:text-properties fo:font-size="12pt" fo:font-weight="normal" officeooo:rsid="003b0d00" fo:background-color="transparent" loext:char-shading-value="0" style:font-size-asian="10.5pt" style:font-weight-asian="normal" style:font-size-complex="12pt" style:font-weight-complex="normal"/>
    </style:style>
    <style:style style:name="T33" style:family="text">
      <style:text-properties fo:font-size="12pt" fo:font-weight="normal" officeooo:rsid="0039275b" fo:background-color="transparent" loext:char-shading-value="0" style:font-size-asian="10.5pt" style:font-weight-asian="normal" style:font-size-complex="12pt" style:font-weight-complex="normal"/>
    </style:style>
    <style:style style:name="T34" style:family="text">
      <style:text-properties fo:font-size="12pt" fo:font-weight="normal" officeooo:rsid="0039275b" fo:background-color="#ffff00" loext:char-shading-value="0" style:font-size-asian="10.5pt" style:font-weight-asian="normal" style:font-size-complex="12pt" style:font-weight-complex="normal"/>
    </style:style>
    <style:style style:name="T35" style:family="text">
      <style:text-properties fo:font-size="12pt" fo:font-weight="normal" officeooo:rsid="003b87bb" fo:background-color="transparent" loext:char-shading-value="0" style:font-size-asian="10.5pt" style:font-weight-asian="normal" style:font-size-complex="12pt" style:font-weight-complex="normal"/>
    </style:style>
    <style:style style:name="T36" style:family="text">
      <style:text-properties fo:color="#ff0000" loext:opacity="100%" fo:font-size="12pt" fo:font-weight="normal" officeooo:rsid="003ca23b" fo:background-color="transparent" loext:char-shading-value="0" style:font-size-asian="10.5pt" style:font-weight-asian="normal" style:font-size-complex="12pt" style:font-weight-complex="normal"/>
    </style:style>
    <style:style style:name="T37" style:family="text">
      <style:text-properties fo:font-size="12pt" fo:font-weight="normal" officeooo:rsid="003a85c8" fo:background-color="transparent" loext:char-shading-value="0" style:font-size-asian="10.5pt" style:font-weight-asian="normal" style:font-size-complex="12pt" style:font-weight-complex="normal"/>
    </style:style>
    <style:style style:name="T38" style:family="text">
      <style:text-properties fo:font-size="12pt" fo:font-weight="normal" officeooo:rsid="003a85c8" fo:background-color="#ffff00" loext:char-shading-value="0" style:font-size-asian="10.5pt" style:font-weight-asian="normal" style:font-size-complex="12pt" style:font-weight-complex="normal"/>
    </style:style>
    <style:style style:name="T39" style:family="text">
      <style:text-properties fo:color="#000000" loext:opacity="100%" fo:font-size="12pt" fo:font-style="italic" fo:font-weight="normal" officeooo:rsid="003ca23b" fo:background-color="transparent" loext:char-shading-value="0" style:font-size-asian="10.5pt" style:font-style-asian="italic" style:font-weight-asian="normal" style:font-size-complex="12pt" style:font-style-complex="italic" style:font-weight-complex="normal"/>
    </style:style>
    <style:style style:name="T40" style:family="text">
      <style:text-properties fo:color="#000000" loext:opacity="100%" fo:font-size="12pt" fo:font-weight="normal" officeooo:rsid="003ca23b" fo:background-color="transparent" loext:char-shading-value="0" style:font-size-asian="10.5pt" style:font-weight-asian="normal" style:font-size-complex="12pt" style:font-weight-complex="normal"/>
    </style:style>
    <style:style style:name="T41" style:family="text">
      <style:text-properties fo:font-size="15pt" fo:font-weight="bold" officeooo:rsid="003dfd17" fo:background-color="transparent" loext:char-shading-value="0" style:font-size-asian="15pt" style:font-weight-asian="bold" style:font-size-complex="15pt" style:font-weight-complex="bold"/>
    </style:style>
    <style:style style:name="T42" style:family="text">
      <style:text-properties fo:font-size="12pt" fo:font-weight="normal" officeooo:rsid="003dfd17" fo:background-color="transparent" loext:char-shading-value="0" style:font-size-asian="10.5pt" style:font-weight-asian="normal" style:font-size-complex="12pt" style:font-weight-complex="normal"/>
    </style:style>
    <style:style style:name="T43" style:family="text">
      <style:text-properties fo:font-size="12pt" fo:font-weight="normal" officeooo:rsid="003dfd17" fo:background-color="#ffff00" loext:char-shading-value="0" style:font-size-asian="10.5pt" style:font-weight-asian="normal" style:font-size-complex="12pt" style:font-weight-complex="normal"/>
    </style:style>
    <style:style style:name="T44" style:family="text">
      <style:text-properties fo:font-size="12pt" fo:font-weight="normal" officeooo:rsid="003ee002" fo:background-color="#ffff00" loext:char-shading-value="0" style:font-size-asian="10.5pt" style:font-weight-asian="normal" style:font-size-complex="12pt" style:font-weight-complex="normal"/>
    </style:style>
    <style:style style:name="T45" style:family="text">
      <style:text-properties fo:font-size="12pt" fo:font-weight="normal" officeooo:rsid="003ee002" fo:background-color="transparent" loext:char-shading-value="0" style:font-size-asian="10.5pt" style:font-weight-asian="normal" style:font-size-complex="12pt" style:font-weight-complex="normal"/>
    </style:style>
    <style:style style:name="T46" style:family="text">
      <style:text-properties fo:font-size="12pt" fo:font-weight="normal" officeooo:rsid="003f5fc6" fo:background-color="#ffff00" loext:char-shading-value="0" style:font-size-asian="10.5pt" style:font-weight-asian="normal" style:font-size-complex="12pt" style:font-weight-complex="normal"/>
    </style:style>
    <style:style style:name="T47" style:family="text">
      <style:text-properties fo:font-size="12pt" fo:font-weight="normal" officeooo:rsid="003f5fc6" fo:background-color="transparent" loext:char-shading-value="0" style:font-size-asian="10.5pt" style:font-weight-asian="normal" style:font-size-complex="12pt" style:font-weight-complex="normal"/>
    </style:style>
    <style:style style:name="T48" style:family="text">
      <style:text-properties fo:font-size="12pt" fo:font-weight="normal" officeooo:rsid="00409fda" fo:background-color="transparent" loext:char-shading-value="0" style:font-size-asian="10.5pt" style:font-weight-asian="normal" style:font-size-complex="12pt" style:font-weight-complex="normal"/>
    </style:style>
    <style:style style:name="T49" style:family="text">
      <style:text-properties fo:font-size="12pt" fo:font-weight="normal" officeooo:rsid="00409fda" fo:background-color="#ffff00" loext:char-shading-value="0" style:font-size-asian="10.5pt" style:font-weight-asian="normal" style:font-size-complex="12pt" style:font-weight-complex="normal"/>
    </style:style>
    <style:style style:name="T50" style:family="text">
      <style:text-properties fo:font-size="12pt" fo:font-weight="normal" officeooo:rsid="00420e8a" fo:background-color="#ffff00" loext:char-shading-value="0" style:font-size-asian="10.5pt" style:font-weight-asian="normal" style:font-size-complex="12pt" style:font-weight-complex="normal"/>
    </style:style>
    <style:style style:name="T51" style:family="text">
      <style:text-properties fo:font-size="12pt" fo:font-weight="normal" officeooo:rsid="00420e8a" fo:background-color="transparent" loext:char-shading-value="0" style:font-size-asian="10.5pt" style:font-weight-asian="normal" style:font-size-complex="12pt" style:font-weight-complex="normal"/>
    </style:style>
    <style:style style:name="T52" style:family="text">
      <style:text-properties fo:font-size="12pt" fo:font-weight="normal" officeooo:rsid="00436dbf" fo:background-color="transparent" loext:char-shading-value="0" style:font-size-asian="10.5pt" style:font-weight-asian="normal" style:font-size-complex="12pt" style:font-weight-complex="normal"/>
    </style:style>
    <style:style style:name="T53" style:family="text">
      <style:text-properties fo:font-size="12pt" fo:font-weight="normal" officeooo:rsid="00436dbf" fo:background-color="#ffff00" loext:char-shading-value="0" style:font-size-asian="10.5pt" style:font-weight-asian="normal" style:font-size-complex="12pt" style:font-weight-complex="normal"/>
    </style:style>
    <style:style style:name="T54" style:family="text">
      <style:text-properties fo:font-size="12pt" fo:font-weight="normal" officeooo:rsid="00439fcf" fo:background-color="#ffff00" loext:char-shading-value="0" style:font-size-asian="10.5pt" style:font-weight-asian="normal" style:font-size-complex="12pt" style:font-weight-complex="normal"/>
    </style:style>
    <style:style style:name="T55" style:family="text">
      <style:text-properties fo:font-size="12pt" fo:font-weight="normal" officeooo:rsid="00439fcf" fo:background-color="transparent" loext:char-shading-value="0" style:font-size-asian="10.5pt" style:font-weight-asian="normal" style:font-size-complex="12pt" style:font-weight-complex="normal"/>
    </style:style>
    <style:style style:name="T56" style:family="text">
      <style:text-properties fo:font-size="12pt" fo:font-weight="normal" officeooo:rsid="0050900b" fo:background-color="#ffff00" loext:char-shading-value="0" style:font-size-asian="10.5pt" style:font-weight-asian="normal" style:font-size-complex="12pt" style:font-weight-complex="normal"/>
    </style:style>
    <style:style style:name="T57" style:family="text">
      <style:text-properties fo:font-size="12pt" fo:font-weight="normal" officeooo:rsid="0050900b" fo:background-color="transparent" loext:char-shading-value="0" style:font-size-asian="10.5pt" style:font-weight-asian="normal" style:font-size-complex="12pt" style:font-weight-complex="normal"/>
    </style:style>
    <style:style style:name="T58" style:family="text">
      <style:text-properties fo:font-size="12pt" fo:font-weight="normal" officeooo:rsid="003fc269" fo:background-color="#ffff00" loext:char-shading-value="0" style:font-size-asian="10.5pt" style:font-weight-asian="normal" style:font-size-complex="12pt" style:font-weight-complex="normal"/>
    </style:style>
    <style:style style:name="T59" style:family="text">
      <style:text-properties fo:font-size="12pt" fo:font-weight="normal" officeooo:rsid="003fc269" fo:background-color="transparent" loext:char-shading-value="0" style:font-size-asian="10.5pt" style:font-weight-asian="normal" style:font-size-complex="12pt" style:font-weight-complex="normal"/>
    </style:style>
    <style:style style:name="T60" style:family="text">
      <style:text-properties fo:font-size="12pt" fo:font-weight="bold" officeooo:rsid="003749f7" fo:background-color="transparent" loext:char-shading-value="0" style:font-size-asian="10.5pt" style:font-weight-asian="bold" style:font-size-complex="12pt" style:font-weight-complex="bold"/>
    </style:style>
    <style:style style:name="T61" style:family="text">
      <style:text-properties fo:font-size="15pt" fo:font-weight="bold" officeooo:rsid="00439fcf" fo:background-color="transparent" loext:char-shading-value="0" style:font-size-asian="15pt" style:font-weight-asian="bold" style:font-size-complex="15pt" style:font-weight-complex="bold"/>
    </style:style>
    <style:style style:name="T62" style:family="text">
      <style:text-properties fo:font-size="12pt" fo:font-weight="normal" officeooo:rsid="0044d294" fo:background-color="transparent" loext:char-shading-value="0" style:font-size-asian="10.5pt" style:font-weight-asian="normal" style:font-size-complex="12pt" style:font-weight-complex="normal"/>
    </style:style>
    <style:style style:name="T63" style:family="text">
      <style:text-properties fo:font-size="12pt" fo:font-weight="normal" officeooo:rsid="0044d294" fo:background-color="#ffff00" loext:char-shading-value="0" style:font-size-asian="10.5pt" style:font-weight-asian="normal" style:font-size-complex="12pt" style:font-weight-complex="normal"/>
    </style:style>
    <style:style style:name="T64" style:family="text">
      <style:text-properties fo:font-size="12pt" fo:font-weight="normal" officeooo:rsid="00461b94" fo:background-color="#ffff00" loext:char-shading-value="0" style:font-size-asian="10.5pt" style:font-weight-asian="normal" style:font-size-complex="12pt" style:font-weight-complex="normal"/>
    </style:style>
    <style:style style:name="T65" style:family="text">
      <style:text-properties fo:font-size="12pt" fo:font-weight="normal" officeooo:rsid="00461b94" fo:background-color="transparent" loext:char-shading-value="0" style:font-size-asian="10.5pt" style:font-weight-asian="normal" style:font-size-complex="12pt" style:font-weight-complex="normal"/>
    </style:style>
    <style:style style:name="T66" style:family="text">
      <style:text-properties fo:font-size="12pt" fo:font-weight="normal" officeooo:rsid="0047e6c5" fo:background-color="transparent" loext:char-shading-value="0" style:font-size-asian="10.5pt" style:font-weight-asian="normal" style:font-size-complex="12pt" style:font-weight-complex="normal"/>
    </style:style>
    <style:style style:name="T67" style:family="text">
      <style:text-properties fo:font-size="12pt" fo:font-weight="normal" officeooo:rsid="00535645" fo:background-color="#ffff00" loext:char-shading-value="0" style:font-size-asian="10.5pt" style:font-weight-asian="normal" style:font-size-complex="12pt" style:font-weight-complex="normal"/>
    </style:style>
    <style:style style:name="T68" style:family="text">
      <style:text-properties fo:font-size="12pt" fo:font-weight="normal" officeooo:rsid="0047e6c5" fo:background-color="#ffff00" loext:char-shading-value="0" style:font-size-asian="10.5pt" style:font-weight-asian="normal" style:font-size-complex="12pt" style:font-weight-complex="normal"/>
    </style:style>
    <style:style style:name="T69" style:family="text">
      <style:text-properties fo:font-size="12pt" fo:font-weight="normal" officeooo:rsid="00535645" fo:background-color="transparent" loext:char-shading-value="0" style:font-size-asian="10.5pt" style:font-weight-asian="normal" style:font-size-complex="12pt" style:font-weight-complex="normal"/>
    </style:style>
    <style:style style:name="T70" style:family="text">
      <style:text-properties fo:color="#ff0000" loext:opacity="100%" fo:font-size="12pt" fo:font-weight="normal" officeooo:rsid="0047e6c5" fo:background-color="transparent" loext:char-shading-value="0" style:font-size-asian="10.5pt" style:font-weight-asian="normal" style:font-size-complex="12pt" style:font-weight-complex="normal"/>
    </style:style>
    <style:style style:name="T71" style:family="text">
      <style:text-properties fo:color="#000000" loext:opacity="100%" fo:font-size="12pt" officeooo:rsid="0047e6c5" fo:background-color="transparent" loext:char-shading-value="0" style:font-size-asian="10.5pt" style:font-size-complex="12pt"/>
    </style:style>
    <style:style style:name="T72" style:family="text">
      <style:text-properties fo:color="#ff0000" loext:opacity="100%" fo:background-color="transparent" loext:char-shading-value="0"/>
    </style:style>
    <style:style style:name="T73" style:family="text">
      <style:text-properties fo:color="#000000" loext:opacity="100%" fo:background-color="transparent" loext:char-shading-value="0"/>
    </style:style>
    <style:style style:name="T74" style:family="text">
      <style:text-properties fo:color="#000000" loext:opacity="100%" fo:font-size="15pt" fo:font-weight="bold" officeooo:rsid="0047e6c5" fo:background-color="transparent" loext:char-shading-value="0" style:font-size-asian="15pt" style:font-weight-asian="bold" style:font-size-complex="15pt" style:font-weight-complex="bold"/>
    </style:style>
    <style:style style:name="T75" style:family="text">
      <style:text-properties fo:color="#000000" loext:opacity="100%" fo:font-size="12pt" fo:font-weight="normal" officeooo:rsid="00482245" fo:background-color="#ffff00" loext:char-shading-value="0" style:font-size-asian="10.5pt" style:font-weight-asian="normal" style:font-size-complex="12pt" style:font-weight-complex="normal"/>
    </style:style>
    <style:style style:name="T76" style:family="text">
      <style:text-properties fo:color="#000000" loext:opacity="100%" fo:font-size="12pt" fo:font-weight="normal" officeooo:rsid="00482245" fo:background-color="transparent" loext:char-shading-value="0" style:font-size-asian="10.5pt" style:font-weight-asian="normal" style:font-size-complex="12pt" style:font-weight-complex="normal"/>
    </style:style>
    <style:style style:name="T77" style:family="text">
      <style:text-properties fo:color="#000000" loext:opacity="100%" fo:font-size="12pt" fo:font-weight="normal" officeooo:rsid="00493628" fo:background-color="transparent" loext:char-shading-value="0" style:font-size-asian="10.5pt" style:font-weight-asian="normal" style:font-size-complex="12pt" style:font-weight-complex="normal"/>
    </style:style>
    <style:style style:name="T78" style:family="text">
      <style:text-properties fo:color="#000000" loext:opacity="100%" officeooo:rsid="00482245" fo:background-color="transparent" loext:char-shading-value="0"/>
    </style:style>
    <style:style style:name="T79" style:family="text">
      <style:text-properties fo:color="#000000" loext:opacity="100%" fo:font-size="12pt" fo:font-weight="normal" officeooo:rsid="004ba244" fo:background-color="#ffff00" loext:char-shading-value="0" style:font-size-asian="10.5pt" style:font-weight-asian="normal" style:font-size-complex="12pt" style:font-weight-complex="normal"/>
    </style:style>
    <style:style style:name="T80" style:family="text">
      <style:text-properties fo:color="#000000" loext:opacity="100%" fo:font-size="12pt" fo:font-weight="normal" officeooo:rsid="004ba244" fo:background-color="transparent" loext:char-shading-value="0" style:font-size-asian="10.5pt" style:font-weight-asian="normal" style:font-size-complex="12pt" style:font-weight-complex="normal"/>
    </style:style>
    <style:style style:name="T81" style:family="text">
      <style:text-properties fo:color="#000000" loext:opacity="100%" fo:font-size="12pt" fo:font-weight="normal" officeooo:rsid="004cb44f" fo:background-color="#ffff00" loext:char-shading-value="0" style:font-size-asian="10.5pt" style:font-weight-asian="normal" style:font-size-complex="12pt" style:font-weight-complex="normal"/>
    </style:style>
    <style:style style:name="T82" style:family="text">
      <style:text-properties fo:color="#000000" loext:opacity="100%" fo:font-size="12pt" fo:font-weight="normal" officeooo:rsid="005435b9" fo:background-color="transparent" loext:char-shading-value="0" style:font-size-asian="10.5pt" style:font-weight-asian="normal" style:font-size-complex="12pt" style:font-weight-complex="normal"/>
    </style:style>
    <style:style style:name="T83" style:family="text">
      <style:text-properties fo:color="#000000" loext:opacity="100%" fo:font-size="12pt" fo:font-weight="normal" officeooo:rsid="004cbde5" fo:background-color="transparent" loext:char-shading-value="0" style:font-size-asian="10.5pt" style:font-weight-asian="normal" style:font-size-complex="12pt" style:font-weight-complex="normal"/>
    </style:style>
    <style:style style:name="T84" style:family="text">
      <style:text-properties fo:color="#000000" loext:opacity="100%" fo:font-size="12pt" fo:font-weight="normal" officeooo:rsid="004cbde5" fo:background-color="#ffff00" loext:char-shading-value="0" style:font-size-asian="10.5pt" style:font-weight-asian="normal" style:font-size-complex="12pt" style:font-weight-complex="normal"/>
    </style:style>
    <style:style style:name="T85" style:family="text">
      <style:text-properties fo:color="#000000" loext:opacity="100%" fo:font-size="12pt" fo:font-weight="normal" officeooo:rsid="005435b9" fo:background-color="#ffff00" loext:char-shading-value="0" style:font-size-asian="10.5pt" style:font-weight-asian="normal" style:font-size-complex="12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style:style style:name="gr1" style:family="graphic">
      <style:graphic-properties svg:stroke-color="#000000"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center" draw:textarea-vertical-align="middl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DEVOPS LEARNING <text:line-break/><text:span text:style-name="T1">WEEK 2</text:span></text:p>
      <text:p text:style-name="Text_20_body"/>
      <text:p text:style-name="Text_20_body"/>
      <text:p text:style-name="Text_20_body"><text:line-break/><text:line-break/><text:span text:style-name="T2">FILES &amp; FILE TYPES :</text:span><text:span text:style-name="T3"> </text:span><text:line-break/><text:line-break/>In this, I learned about different file types : <text:line-break/><text:line-break/><text:span text:style-name="T4">Link files</text:span><text:span text:style-name="T5"> :</text:span><text:line-break/><text:line-break/> <text:span text:style-name="T6">ln -s &lt;actual file path&gt; &lt;new file path&gt;</text:span> <text:s text:c="2"/>this is how we create them </text:p>
      <text:p text:style-name="Text_20_body">Link files are files that does not exist but they are just a link that are pointing to a actual file</text:p>
      <text:p text:style-name="Text_20_body"/>
      <text:p text:style-name="Text_20_body"><text:span text:style-name="T6">file &lt;file path&gt;</text:span> → this command is to check file type of a file</text:p>
      <text:p text:style-name="Text_20_body"/>
      <text:p text:style-name="Text_20_body"><draw:line text:anchor-type="paragraph" draw:z-index="0" draw:name="Line 1" draw:style-name="gr1" draw:text-style-name="P2" svg:x1="0.8673in" svg:y1="0.0984in" svg:x2="5.5965in" svg:y2="0.1193in"><text:p/></draw:line><text:line-break/></text:p>
      <text:p text:style-name="Text_20_body"><text:span text:style-name="T2">FILTERS</text:span><text:span text:style-name="T7">:</text:span><text:line-break/></text:p>
      <text:p text:style-name="Text_20_body"><text:span text:style-name="T4">GREP</text:span><text:line-break/><text:line-break/> <text:span text:style-name="T6">grep &lt;pattern&gt; &lt;file name&gt;</text:span> <text:s/>→ this command is used to search for any specific pattern in file and if that pattern is found it will print the whole line that has that pattern. It can search in multiple files at a time.<text:line-break/>Let’s say I want to find a file which has data about python it in but I don’t know where it is, I just know the parent directory, this is where this command will help me. <text:line-break/><text:line-break/><text:span text:style-name="T8">Options</text:span> :<text:line-break/></text:p>
      <text:p text:style-name="Text_20_body">- i : for case insensitivity</text:p>
      <text:p text:style-name="Text_20_body">- r : <text:s/>to search inside the directory</text:p>
      <text:p text:style-name="Text_20_body">- v : show lines that does not match this pattern</text:p>
      <text:p text:style-name="Text_20_body">- n : show the line number as well</text:p>
      <text:p text:style-name="Text_20_body"><text:soft-page-break/></text:p>
      <text:p text:style-name="Text_20_body"/>
      <text:p text:style-name="P3">LESS</text:p>
      <text:p text:style-name="P4"><text:span text:style-name="T6">less &lt;file name&gt;</text:span> → this is used to view the content of a file page by page.</text:p>
      <text:p text:style-name="P5"><text:line-break/><text:span text:style-name="T9">FIND</text:span></text:p>
      <text:p text:style-name="P4"><text:span text:style-name="T6">find [starting_directory] -name [filename]</text:span> → this <text:span text:style-name="T9">used to find a file in a particular directory.</text:span></text:p>
      <text:p text:style-name="P4"><text:s text:c="2"/></text:p>
      <text:p text:style-name="P6">MORE</text:p>
      <text:p text:style-name="Text_20_body"><text:span text:style-name="T6">more &lt;file name&gt; </text:span>→ this is also used to view the content of file.</text:p>
      <text:p text:style-name="Text_20_body"/>
      <text:p text:style-name="P6">HEAD</text:p>
      <text:p text:style-name="Text_20_body"><text:span text:style-name="T6">head &lt;file name&gt; </text:span>→ this is used to view the first 10 lines of file.<text:line-break/></text:p>
      <text:p text:style-name="Text_20_body"><text:span text:style-name="T8">Options :</text:span> </text:p>
      <text:p text:style-name="Text_20_body">- n : this used to specify, how much lines I want to see, here n is the number of lines.</text:p>
      <text:p text:style-name="Text_20_body"/>
      <text:p text:style-name="Text_20_body"/>
      <text:p text:style-name="P6">TAIL</text:p>
      <text:p text:style-name="Text_20_body"><text:span text:style-name="T6">tail &lt;file name&gt;</text:span> → this is used to view the last 10 lines of file.</text:p>
      <text:p text:style-name="Text_20_body"/>
      <text:p text:style-name="P3">Options : </text:p>
      <text:p text:style-name="Text_20_body">- n : this is used to specify, how much lines I want to see, here n is the number of lines.</text:p>
      <text:p text:style-name="Text_20_body">- f : <text:s/>this shows the last lines of file dynamically like if the file is updated it will show the updated content too.</text:p>
      <text:p text:style-name="P7"><text:span text:style-name="T10">Every server ha</text:span><text:span text:style-name="T11">s their</text:span><text:span text:style-name="T10"> log files.</text:span></text:p>
      <text:p text:style-name="Text_20_body"><text:span text:style-name="T10"/></text:p>
      <text:p text:style-name="Text_20_body"><text:span text:style-name="T4">CUT</text:span><text:line-break/><text:line-break/><text:span text:style-name="T6">cut &lt;filename&gt;</text:span> → this is used to extract data from the file.</text:p>
      <text:p text:style-name="Text_20_body"><text:line-break/><text:span text:style-name="T8">Options : </text:span></text:p>
      <text:p text:style-name="Text_20_body">- d : cut -d&lt;separator&gt; &lt;filename&gt; this is used add delimiters ( that work as a separator )</text:p>
      <text:p text:style-name="Text_20_body"><text:soft-page-break/>- f : <text:s/>cut -d&lt;separator&gt; -f&lt;number&gt; &lt;filename&gt; <text:s/>this option is always used with delimiters, this <text:tab/>option specifies which field to extract and the fields are separated by delimiters.</text:p>
      <text:p text:style-name="Text_20_body"/>
      <text:p text:style-name="Text_20_body"/>
      <text:p text:style-name="Text_20_body"/>
      <text:p text:style-name="P6">AWK<text:line-break/></text:p>
      <text:p text:style-name="Text_20_body"><text:span text:style-name="T6">awk ‘{&lt;any command&gt;}’ &lt;filename&gt;</text:span> → this is very powerful tool for extraction, it’s like a whole programming language Syntax is just like C++.</text:p>
      <text:p text:style-name="Text_20_body">AWK runs for each line one by one, so we can add conditions, loops etc</text:p>
      <text:p text:style-name="Text_20_body"/>
      <text:p text:style-name="Text_20_body"><text:span text:style-name="T8">Options :<text:line-break/></text:span><text:line-break/>-F : <text:span text:style-name="T6">awk -F ‘&lt;delimiter&gt;’ ‘{&lt;command&gt;}’ &lt;filename&gt;</text:span> this option specifies delimiters.</text:p>
      <text:p text:style-name="Text_20_body">NR : it tells the current number of line. It’s like a variable that holds the number of current line.</text:p>
      <text:p text:style-name="Text_20_body"/>
      <text:p text:style-name="Text_20_body"/>
      <text:p text:style-name="Text_20_body"><text:span text:style-name="T12">HOW TO REPLACE A TEXT?</text:span><text:span text:style-name="T13"><text:line-break/></text:span><text:line-break/><text:line-break/>There are two methods of doing it, one is through SED and the other is through VIM editor.<text:line-break/><text:line-break/><text:span text:style-name="T8">Through VIM editor : </text:span><text:line-break/><text:line-break/>In command interface after inserting “ : ” we <text:s/><text:span text:style-name="T14">insert this → </text:span><text:span text:style-name="T6">% s / orginal_text / new_text / g</text:span><text:line-break/>to replace the original text with new text globally everywhere in the file. <text:line-break/></text:p>
      <text:p text:style-name="Text_20_body"><text:line-break/><text:span text:style-name="T8">Through SED : </text:span><text:line-break/><text:line-break/>Benefit of using sed is that we can replace a text in multiple files at once. This method does not change the original file but just echo the changes.<text:line-break/><text:line-break/><text:span text:style-name="T6">sed ‘s / orginal_text / new_text / <text:s/>&lt;filename&gt;<text:line-break/></text:span><text:line-break/><text:line-break/><text:span text:style-name="T8">Options: </text:span></text:p>
      <text:p text:style-name="Text_20_body"/>
      <text:p text:style-name="Text_20_body">-i : this option is used to save the replacement in file. </text:p>
      <text:p text:style-name="P8"><text:soft-page-break/><text:span text:style-name="T6">pgrep &lt;procces_name&gt;</text:span> → this command returns the process id of a process.<text:line-break/></text:p>
      <text:p text:style-name="P8"/>
      <text:p text:style-name="Text_20_body"><draw:line text:anchor-type="paragraph" draw:z-index="1" draw:name="Line 2" draw:style-name="gr1" draw:text-style-name="P2" svg:x1="0.8776in" svg:y1="0.0874in" svg:x2="5.6067in" svg:y2="0.1083in"><text:p/></draw:line><text:line-break/><text:line-break/></text:p>
      <text:p text:style-name="P9"><text:span text:style-name="T8">REDIRECTION</text:span>:</text:p>
      <text:p text:style-name="Text_20_body"/>
      <text:p text:style-name="Text_20_body">It is used to redirect output to another file.</text:p>
      <text:p text:style-name="Text_20_body"><text:s/>&gt; : this will overwrite the content of file<text:line-break/>&gt;&gt; : this will append the content of file</text:p>
      <text:p text:style-name="Text_20_body"/>
      <text:p text:style-name="Text_20_body"><text:span text:style-name="T6">/dev/null </text:span>is file that doesn’t exist, when we redirect something in it, that content just vanish, it doesn’t go anywhere. That content goes in null.</text:p>
      <text:p text:style-name="Text_20_body"><text:line-break/>When we redirect something there’s 1, 2 or &amp; before arrows that tells what to redirect : </text:p>
      <text:list text:style-name="L1">
        <text:list-item>
          <text:p text:style-name="P10">1 for Standard output, this is by default.</text:p>
        </text:list-item>
        <text:list-item>
          <text:p text:style-name="P11">2 for Standard error</text:p>
        </text:list-item>
        <text:list-item>
          <text:p text:style-name="P11">&amp; for Any thing (error or output)</text:p>
        </text:list-item>
      </text:list>
      <text:p text:style-name="P12">So, if you want to redirect a error use write 2 before arrows. </text:p>
      <text:p text:style-name="Text_20_body"><text:span text:style-name="T6">wc -l &lt;file path&gt;</text:span> <text:s/>this is used to count the number of lines in a file.</text:p>
      <text:p text:style-name="Text_20_body"/>
      <text:p text:style-name="Text_20_body"/>
      <text:p text:style-name="Text_20_body"><text:span text:style-name="T4">LOG FILE </text:span><text:line-break/></text:p>
      <text:p text:style-name="Text_20_body">The processes that are running behind the scene, the output or error they produce are redirected to error files.<text:line-break/></text:p>
      <text:p text:style-name="P13"><text:span text:style-name="T15">Using .bak extension creates a backup of file.<text:line-break/><text:line-break/></text:span><text:span text:style-name="T16">Mv /home/file.txt /home/file.txt.bak</text:span><text:line-break/><text:line-break/><text:line-break/><text:line-break/><text:line-break/><text:line-break/><text:line-break/><text:soft-page-break/><text:line-break/><text:line-break/><text:line-break/><text:line-break/><text:line-break/><text:line-break/><text:line-break/><text:line-break/><text:line-break/></text:p>
      <text:p text:style-name="P6">PIPE</text:p>
      <text:p text:style-name="Text_20_body"/>
      <text:p text:style-name="Text_20_body"><text:span text:style-name="T6">| </text:span>→ this symbol is used for piping. We pass the output from a command to another command. <text:line-break/></text:p>
      <text:list text:style-name="L2">
        <text:list-item>
          <text:p text:style-name="P14"><text:span text:style-name="T17">One use case of this is when we need to count the number of files in a directory. </text:span><text:line-break/><text:line-break/><text:span text:style-name="T6">ls | wc -l </text:span></text:p>
          <text:p text:style-name="P15"><text:span text:style-name="T17">ls commands lists all the files and pipe pass it to line counter.</text:span> <text:line-break/><text:line-break/><text:line-break/></text:p>
        </text:list-item>
        <text:list-item>
          <text:p text:style-name="P15"><text:span text:style-name="T17">Other use case is when I need to search for a file in directory.</text:span><text:line-break/><text:line-break/><text:span text:style-name="T6">ls <text:s/>| grep &lt;filename&gt;</text:span><text:line-break/><text:line-break/><text:span text:style-name="T17">ls, lists all the files, pipe passes the list to grep that search for file name in that list.</text:span></text:p>
        </text:list-item>
      </text:list>
      <text:p text:style-name="Text_20_body"/>
      <text:p text:style-name="Text_20_body"><draw:line text:anchor-type="paragraph" draw:z-index="2" draw:name="Line 3" draw:style-name="gr1" draw:text-style-name="P2" svg:x1="0.8673in" svg:y1="0.0984in" svg:x2="5.5965in" svg:y2="0.1193in"><text:p/></draw:line><text:line-break/></text:p>
      <text:p text:style-name="Text_20_body"/>
      <text:p text:style-name="Text_20_body"><text:span text:style-name="T3">USER</text:span> <text:span text:style-name="T3">&amp;</text:span> <text:span text:style-name="T3">GROUPS</text:span></text:p>
      <text:p text:style-name="Text_20_body"/>
      <text:p text:style-name="Text_20_body">User name and UID is stored in file <text:span text:style-name="T6">/etc/passwd.</text:span><text:line-break/>Group info is stored in /<text:span text:style-name="T6">etc/group.</text:span></text:p>
      <text:p text:style-name="Text_20_body">User password would be stored in file <text:span text:style-name="T6">/etc/shadow.<text:line-break/></text:span></text:p>
      <text:p text:style-name="Text_20_body"><text:span text:style-name="T8">There are three types of users : </text:span><text:line-break/></text:p>
      <text:list text:style-name="L3">
        <text:list-item>
          <text:p text:style-name="P16">Root user</text:p>
        </text:list-item>
        <text:list-item>
          <text:p text:style-name="P16"><text:soft-page-break/>Regular User ( Ahmad, vagrant )</text:p>
        </text:list-item>
        <text:list-item>
          <text:p text:style-name="P16">System user <text:line-break/></text:p>
        </text:list-item>
      </text:list>
      <text:p text:style-name="Text_20_body"><text:span text:style-name="T8">Understanding </text:span><text:span text:style-name="T13">etc/passwd</text:span><text:span text:style-name="T8"> file : </text:span><text:line-break/><text:line-break/><text:line-break/><text:span text:style-name="T6">root : x : 0 : 0 : root : / root : / bin / bash </text:span>→ this is an example line of passwd file.<text:line-break/></text:p>
      <text:p text:style-name="Text_20_body"/>
      <text:list text:style-name="L4">
        <text:list-item>
          <text:p text:style-name="P17">F<text:span text:style-name="T18">i</text:span>rst root is username</text:p>
        </text:list-item>
        <text:list-item>
          <text:p text:style-name="P17">x tells the link to shadow file, that has password encrypted.</text:p>
        </text:list-item>
        <text:list-item>
          <text:p text:style-name="P17">0 is user ID.</text:p>
        </text:list-item>
        <text:list-item>
          <text:p text:style-name="P17">Next 0 is group ID.</text:p>
        </text:list-item>
        <text:list-item>
          <text:p text:style-name="P17"><text:s/>Next root is the comment, any comment we want to put, here comment is root.</text:p>
        </text:list-item>
        <text:list-item>
          <text:p text:style-name="P17">Next /root is home directory of root user.</text:p>
        </text:list-item>
        <text:list-item>
          <text:p text:style-name="P17">Next /bin/bash is the login shell.</text:p>
        </text:list-item>
      </text:list>
      <text:p text:style-name="Text_20_body"/>
      <text:p text:style-name="Text_20_body"/>
      <text:p text:style-name="Text_20_body"><text:span text:style-name="T6">Id &lt; user name &gt;</text:span> → This command gives info about the user.<text:line-break/><text:line-break/><text:line-break/><text:span text:style-name="T6">add</text:span><text:span text:style-name="T19">user</text:span><text:span text:style-name="T6"> &lt;name&gt;</text:span> → This command creates a user, it automatically creates a group for this<text:tab/><text:tab/><text:tab/><text:tab/>user as well.</text:p>
      <text:p text:style-name="Text_20_body"/>
      <text:p text:style-name="Text_20_body"><text:span text:style-name="T6">userdel &lt;name&gt;</text:span> → This command deletes the user.<text:span text:style-name="T8"><text:line-break/></text:span><text:line-break/>-r : To delete the user directory as well.</text:p>
      <text:p text:style-name="Text_20_body"/>
      <text:p text:style-name="Text_20_body"><text:span text:style-name="T6">groupadd &lt; name &gt;</text:span> → This commands creates a group.<text:line-break/><text:line-break/></text:p>
      <text:p text:style-name="Text_20_body"><text:span text:style-name="T6">groupdel&lt;name&gt;</text:span> → This command deletes the group.</text:p>
      <text:p text:style-name="Text_20_body"/>
      <text:p text:style-name="Text_20_body"><text:span text:style-name="T6">usermod -aG group user</text:span> → this command adds a user in a group as a secondary group.<text:line-break/></text:p>
      <text:p text:style-name="Text_20_body"><text:soft-page-break/><text:line-break/><text:span text:style-name="T12">We can also edit the group file through vim directly to change the group of a user.</text:span><text:line-break/></text:p>
      <text:p text:style-name="Text_20_body"><text:span text:style-name="T6"/></text:p>
      <text:p text:style-name="Text_20_body"><text:span text:style-name="T6">passwd &lt;username&gt;</text:span> → this command is to reset or set the password of a user.<text:line-break/><text:line-break/>If you are a root user, you don’t need password to login as a regular user. <text:line-break/><text:line-break/><text:span text:style-name="T6">su - &lt;username&gt;</text:span> → this command to is to change the user.<text:line-break/><text:line-break/><text:span text:style-name="T6">last </text:span>→ this command will show you the list of recent system logins. <text:line-break/><text:tab/></text:p>
      <text:p text:style-name="P18"><text:span text:style-name="T6">lsof -u &lt;username&gt;</text:span> → this command shows all the files user has opened.<text:line-break/><text:line-break/><text:span text:style-name="T20">chown user : group &lt;file name&gt;</text:span><text:span text:style-name="T21"> → this command changes the user and group of a file or a <text:tab/><text:tab/><text:tab/><text:tab/><text:tab/><text:tab/>directory.<text:line-break/><text:line-break/></text:span><text:span text:style-name="T22">chmod user | group | others &lt;file / directory name &gt;</text:span><text:span text:style-name="T23">→ this command changes the file or directory <text:tab/><text:tab/><text:tab/><text:tab/><text:tab/><text:tab/><text:tab/><text:tab/>permission.<text:line-break/><text:line-break/><text:line-break/></text:span></text:p>
      <text:p text:style-name="P18"><draw:line text:anchor-type="paragraph" draw:z-index="3" draw:name="Line 4" draw:style-name="gr1" draw:text-style-name="P2" svg:x1="0.8673in" svg:y1="0.0984in" svg:x2="5.5965in" svg:y2="0.1193in"><text:p/></draw:line><text:span text:style-name="T23"><text:line-break/><text:line-break/><text:line-break/><text:line-break/></text:span><text:span text:style-name="T24">SUDO<text:line-break/><text:line-break/></text:span><text:span text:style-name="T25">Sudo is like a power of attorney. It gives power to normal user to execute commands that are owned by root user.<text:line-break/><text:line-break/><text:line-break/></text:span><text:span text:style-name="T26">sudo -i</text:span><text:span text:style-name="T25"> → this command allow us to switch to root user.<text:line-break/><text:line-break/></text:span></text:p>
      <text:p text:style-name="P19"><text:span text:style-name="T25">I</text:span><text:span text:style-name="T27">n order to be able to use sudo command as a user, <text:s/>you need to have permissions. <text:line-break/></text:span><text:span text:style-name="T28">/etc/sudoers</text:span><text:span text:style-name="T27"> → this file holds the information that which users can use sudo.<text:line-break/>This file has less permission so we don’t change permission to edit that file, we run </text:span><text:span text:style-name="T28">visudo</text:span><text:span text:style-name="T27"> command to edit this file.<text:line-break/><text:line-break/>In</text:span><text:span text:style-name="T29"> Ubuntu, default editor is nano, but if you want to make vim, your default editor use this command → </text:span><text:span text:style-name="T30">export EDITOR=vim</text:span><text:span text:style-name="T29">. </text:span><text:span text:style-name="T31">This will make vim as a default editor temporarily.</text:span><text:span text:style-name="T27"><text:line-break/><text:line-break/></text:span><text:soft-page-break/><text:span text:style-name="T27">In my laptop, all the users </text:span><text:span text:style-name="T32">of group sudo were </text:span><text:span text:style-name="T27">allowed to use sudo by default.<text:line-break/><text:line-break/></text:span><text:span text:style-name="T33">If you want that, regular user shouldn’t be asked for password you can do it by changing the </text:span><text:span text:style-name="T34">/etc/sudoers</text:span><text:span text:style-name="T33"> file.<text:line-break/><text:line-break/></text:span><text:span text:style-name="T34">username ALL=(ALL) NOPASSWD: ALL<text:line-break/><text:line-break/></text:span><text:span text:style-name="T35">If there is a syntax error in sudoer file, system will ask you to enter a character to ensure that you have done it on purpose or not<text:line-break/></text:span><text:span text:style-name="T36"><text:line-break/></text:span><text:span text:style-name="T34"><text:line-break/></text:span><text:span text:style-name="T37">If you have made some mistake in sudoer file, </text:span><text:span text:style-name="T35">the</text:span><text:span text:style-name="T37"> and you are enable to use sudo command as regular user and you don’t even know the root password then you would not be able to edit the sudoer file. Because to edit that file you have to have root level access or you have to be root. So sudo command you can’t use because you have made a mistake in sudoer file and can’t login into the root user because you don’t know the password.<text:line-break/><text:line-break/>Then what you have to do is to go to</text:span><text:span text:style-name="T38"> /etc/sudoers .d/ </text:span><text:span text:style-name="T37">directory there will be a file already copy that file and make changes in that according to your need.</text:span><text:span text:style-name="T38"><text:line-break/><text:line-break/><text:line-break/></text:span><text:span text:style-name="T36">NOTE : </text:span><text:span text:style-name="T39">I put some wrong syntax in sudoer file, but when I used sudo command as a regular user it was working although there was a printing message that there’s a error in sudoers file. May be the course I am doing is not updated regarding this issue, maybe.</text:span><text:span text:style-name="T40"> </text:span><text:span text:style-name="T38"><text:line-break/><text:line-break/></text:span></text:p>
      <text:p text:style-name="P20"><draw:line text:anchor-type="paragraph" draw:z-index="4" draw:name="Line 5" draw:style-name="gr2" draw:text-style-name="P2" svg:x1="1.2634in" svg:y1="0.3984in" svg:x2="5.4299in" svg:y2="0.3882in"><text:p/></draw:line><text:span text:style-name="T25"><text:line-break/><text:line-break/><text:line-break/><text:line-break/><text:line-break/><text:line-break/><text:line-break/></text:span><text:span text:style-name="T41">PACKAGE MANAGEMENT<text:line-break/><text:line-break/></text:span></text:p>
      <text:p text:style-name="P20"><text:span text:style-name="T42">Main difference between UBUNTU &amp; CENTOS is of package management system.<text:line-break/><text:line-break/><text:line-break/></text:span><text:span text:style-name="T43">/etc/os-release</text:span><text:span text:style-name="T42">→ file holds the data of current system OS.<text:line-break/><text:line-break/></text:span><text:span text:style-name="T43">dpkg -l </text:span><text:span text:style-name="T42">→ this command prints all the installed packages on the system, <text:s/>this command is for <text:tab/><text:tab/><text:tab/>Debian based OS.<text:line-break/></text:span><text:span text:style-name="T43">rpm -qa</text:span><text:span text:style-name="T42"> → this commands also prints the installed packages, but this is for RPM based OS.</text:span><text:span text:style-name="T25"><text:line-break/></text:span><text:soft-page-break/><text:span text:style-name="T25"><text:line-break/></text:span><text:span text:style-name="T44">uname -m</text:span><text:span text:style-name="T45"> → this commands tells your computer architecture.<text:line-break/></text:span><text:span text:style-name="T44">arch</text:span><text:span text:style-name="T45"> → it also tells your computer architecture.<text:line-break/><text:line-break/></text:span><text:span text:style-name="T46">curl &lt;link&gt;</text:span><text:span text:style-name="T47">→ this command is used to </text:span><text:span text:style-name="T48">transfer different data</text:span><text:span text:style-name="T47">. Think of curl like a text <text:tab/><text:tab/><text:tab/><text:tab/>based browser.</text:span></text:p>
      <text:p text:style-name="P21">-o : to save output to a specific file.<text:line-break/></text:p>
      <text:p text:style-name="P22"><text:span text:style-name="T49">wget &lt;link&gt;</text:span><text:span text:style-name="T48">→ this is also used to transfer data, basically download data. It is same as CURL but <text:tab/><text:tab/>CURL has lot of other options than mere downloading.<text:line-break/></text:span><text:span text:style-name="T47"><text:line-break/></text:span><text:span text:style-name="T50">yum &amp; apt</text:span><text:span text:style-name="T51"> → we use these keywords to install packages along with their dependencies. They fetch <text:tab/><text:tab/>software from repositories for us.<text:line-break/><text:line-break/><text:tab/><text:tab/></text:span><text:span text:style-name="T52">In</text:span><text:span text:style-name="T51"> CentOS/RHEL, </text:span><text:span text:style-name="Source_20_Text"><text:span text:style-name="T51">yum</text:span></text:span><text:span text:style-name="T51"> (now </text:span><text:span text:style-name="Source_20_Text"><text:span text:style-name="T51">dnf</text:span></text:span><text:span text:style-name="T51">) checks its configured repositories for the <text:tab/><text:tab/><text:tab/>requested package </text:span><text:span text:style-name="T52">in </text:span><text:span text:style-name="T53">/etc/yum/</text:span><text:span text:style-name="T51">. If <text:tab/>available, it downloads and installs it; </text:span><text:span text:style-name="T52"><text:tab/><text:tab/><text:tab/></text:span><text:span text:style-name="T51">otherwise, it returns an error. You can add external repos (like EPEL) for more <text:tab/><text:tab/><text:tab/>packages.<text:line-break/><text:line-break/><text:tab/><text:tab/>n Debian-based systems, </text:span><text:span text:style-name="Source_20_Text"><text:span text:style-name="T51">apt</text:span></text:span><text:span text:style-name="T51"> checks its configured repositories in <text:tab/><text:tab/><text:tab/><text:tab/></text:span><text:span text:style-name="Source_20_Text"><text:span text:style-name="T6">/etc/apt/sources.list</text:span></text:span><text:span text:style-name="T51">. If the package is available, it downloads and <text:tab/><text:tab/><text:tab/>installs it; otherwise, it returns an error.<text:line-break/><text:tab/><text:tab/> Additional repositories can be added manually.<text:line-break/><text:line-break/><text:tab/><text:tab/></text:span><text:span text:style-name="T54">epel-release</text:span><text:span text:style-name="T55"> package is a package that give access to more repositories, this package <text:tab/><text:tab/>is for RPM based OS.<text:line-break/><text:tab/><text:tab/><text:line-break/><text:tab/><text:tab/></text:span><text:span text:style-name="T56">apt remove &lt;package_name&gt;</text:span><text:span text:style-name="T57"> → this command deletes the package in Ubuntu.<text:line-break/><text:tab/><text:tab/><text:line-break/><text:tab/><text:tab/></text:span><text:span text:style-name="T56">apt purge &lt;package_name&gt;</text:span><text:span text:style-name="T57"> → this command deletes everything of that package.</text:span><text:span text:style-name="T51"><text:line-break/><text:line-break/><text:tab/></text:span><text:span text:style-name="T47"><text:line-break/></text:span><text:span text:style-name="T46">rpm -i &lt;file path&gt;</text:span><text:span text:style-name="T47"> → this command is used to install the package in RPM based OS.<text:line-break/><text:line-break/></text:span><text:span text:style-name="T58">rpm -e &lt;file path&gt;</text:span><text:span text:style-name="T59"> → this command is to remove package from RPM based OS.<text:line-break/></text:span></text:p>
      <text:p text:style-name="P23"><text:span text:style-name="T60">apt update </text:span><text:span text:style-name="T25">just checks if new versions are available but doesn't install them.</text:span></text:p>
      <text:p text:style-name="P24"><draw:line text:anchor-type="paragraph" draw:z-index="5" draw:name="Line 6" draw:style-name="gr1" draw:text-style-name="P2" svg:x1="1.1591in" svg:y1="0.9268in" svg:x2="5.3256in" svg:y2="0.9165in"><text:p/></draw:line><text:span text:style-name="T60">apt upgrade</text:span><text:span text:style-name="T25"> installs the available updates but doesn't remove or modify existing dependencies—it plays it safe.<text:line-break/><text:line-break/><text:line-break/> <text:line-break/><text:line-break/><text:line-break/></text:span><text:soft-page-break/><text:span text:style-name="T25"><text:line-break/></text:span><text:span text:style-name="T61">SERVICE<text:line-break/><text:line-break/><text:line-break/></text:span><text:span text:style-name="T62">Services are managed by </text:span><text:span text:style-name="T63">systemctl</text:span><text:span text:style-name="T62"> command.<text:line-break/><text:line-break/></text:span><text:span text:style-name="T63">systemctl status &lt;service name&gt;</text:span><text:span text:style-name="T62">→ this command will tell us the running status of a particular <text:tab/><text:tab/><text:tab/><text:tab/><text:tab/><text:tab/>service.<text:line-break/><text:line-break/></text:span><text:span text:style-name="T64">systemctl stop &lt;service name&gt;</text:span><text:span text:style-name="T65"> → this command will stop the service. Will make the service <text:tab/><text:tab/><text:tab/><text:tab/><text:tab/><text:tab/>inactive.</text:span></text:p>
      <text:list text:style-name="L5">
        <text:list-item>
          <text:p text:style-name="P25"><text:span text:style-name="T64">systemctl start &lt;service name&gt;</text:span><text:span text:style-name="T65"> → this command starts the service.<text:line-break/><text:line-break/></text:span><text:span text:style-name="T64">systemctl restart &lt;service name&gt;</text:span><text:span text:style-name="T65"> → this command will restart the service, if you make any changes <text:tab/><text:tab/><text:tab/><text:tab/><text:tab/>in configuration that would be read after restart.<text:line-break/><text:line-break/></text:span><text:span text:style-name="T64">systemctl reload &lt;service name&gt;</text:span><text:span text:style-name="T65"> → this command will reload and read the configuration changes.<text:line-break/><text:line-break/></text:span><text:span text:style-name="T64">systemctl is-enabled &lt;service name&gt;</text:span><text:span text:style-name="T65"> <text:s/>→ this command will check weather the service is enabled or <text:tab/><text:tab/><text:tab/><text:tab/><text:tab/><text:tab/>not.<text:line-break/><text:line-break/></text:span><text:span text:style-name="T64">systemctl is-active &lt;service name&gt;</text:span><text:span text:style-name="T65"> <text:s/>→ this command will check weather the service is <text:tab/><text:tab/><text:tab/><text:tab/><text:tab/><text:tab/>active or not.<text:line-break/><text:line-break/></text:span><text:span text:style-name="T64">systemctl enable &lt;service name&gt;</text:span><text:span text:style-name="T65"> <text:s/>→ </text:span><text:span text:style-name="T66">this command will activate the service after reboot. <text:line-break/><text:line-break/></text:span><text:span text:style-name="T67">apache</text:span><text:span text:style-name="T68">ctl configtest</text:span><text:span text:style-name="T66"> → </text:span><text:span text:style-name="T69">this command gives the syntax error if any in apache service.<text:line-break/><text:line-break/></text:span><text:span text:style-name="T67">journalctl -xe -u servicename</text:span><text:span text:style-name="T66">→ </text:span><text:span text:style-name="T69">this command helps pinpoint exact failure reasons.<text:line-break/><text:line-break/><text:tab/><text:tab/><text:tab/><text:tab/><text:tab/>-x → gives extra text to help us understand<text:line-break/><text:tab/><text:tab/><text:tab/><text:tab/><text:tab/>-e → go to most recent entries<text:line-break/><text:tab/><text:tab/><text:tab/><text:tab/><text:tab/>-u → specifies service_name</text:span><text:span text:style-name="T66"><text:line-break/><text:line-break/><text:line-break/><text:line-break/></text:span><text:span text:style-name="T70">The difference between active and enabled is that active means it’s running now and enable means that it will be active after the reboot.<text:line-break/></text:span></text:p>
        </text:list-item>
        <text:list-item>
          <text:p text:style-name="P26"><text:span text:style-name="T70">If </text:span><text:span text:style-name="Strong_20_Emphasis"><text:span text:style-name="T71">enabled but not active</text:span></text:span><text:span text:style-name="T70">, it means the service will start on boot but isn’t running now.</text:span></text:p>
        </text:list-item>
      </text:list>
      <text:list text:style-name="L6">
        <text:list-item>
          <text:p text:style-name="P27"><draw:line text:anchor-type="paragraph" draw:z-index="6" draw:name="Line 7" draw:style-name="gr1" draw:text-style-name="P2" svg:x1="1.1799in" svg:y1="1.2185in" svg:x2="5.3465in" svg:y2="1.2083in"><text:p/></draw:line><text:span text:style-name="T72">If </text:span><text:span text:style-name="Strong_20_Emphasis"><text:span text:style-name="T73">active but not enabled</text:span></text:span><text:span text:style-name="T72">, it’s running now but won’t start automatically at the next boot.<text:line-break/><text:line-break/><text:line-break/></text:span><text:soft-page-break/><text:span text:style-name="T72"><text:line-break/><text:line-break/><text:line-break/><text:line-break/><text:line-break/><text:line-break/></text:span><text:span text:style-name="T73"> </text:span><text:span text:style-name="T74">PROCESS<text:line-break/><text:line-break/><text:line-break/></text:span><text:span text:style-name="T75">top</text:span><text:span text:style-name="T76"> → this command will display all the processes and much more information, like uptime.<text:line-break/><text:line-break/><text:line-break/></text:span><text:span text:style-name="T75">PPID</text:span><text:span text:style-name="T76"> → this term ( Parent Process ID ) shows the PID of process that that started this process.<text:line-break/><text:line-break/><text:line-break/></text:span><text:span text:style-name="T75">ps -ef</text:span><text:span text:style-name="T76"> → this command also shows all the processes, just like top command but this shows PPID.<text:line-break/><text:line-break/></text:span><text:span text:style-name="T75">kill &lt; PID &gt;</text:span><text:span text:style-name="T76"> → this command stops the process.<text:line-break/><text:line-break/></text:span><text:span text:style-name="T75">kill -9 &lt;PID&gt;</text:span><text:span text:style-name="T76"> → this will forcefully stops the process, but if the process has child this would <text:tab/><text:tab/> <text:s text:c="2"/>not stop them, because parent doesn’t know that it’s being closed otherwise <text:tab/><text:tab/> <text:s text:c="2"/>parent process would have closed the process first.<text:line-break/><text:line-break/></text:span></text:p>
          <text:p text:style-name="P28"><draw:line text:anchor-type="paragraph" draw:z-index="7" draw:name="Line 8" draw:style-name="gr1" draw:text-style-name="P2" svg:x1="1.3469in" svg:y1="2.1248in" svg:x2="5.5134in" svg:y2="2.1146in"><text:p/></draw:line><text:span text:style-name="T75">Orphan process</text:span><text:span text:style-name="T76"> → <text:s/></text:span><text:span text:style-name="T77">A</text:span><text:span text:style-name="T76"> child process that remains running even after its parent process is terminated or completed without waiting for the child process execution.<text:line-break/><text:line-break/></text:span><text:span text:style-name="T75">Zombie process</text:span><text:span text:style-name="T76"> → </text:span><text:span text:style-name="T77">process </text:span><text:span text:style-name="T76">that has completed its task but still, it shows an entry in a process table.</text:span></text:p>
        </text:list-item>
      </text:list>
      <text:p text:style-name="P29"><text:span text:style-name="T76"/></text:p>
      <text:p text:style-name="P29"><text:span text:style-name="T76"/></text:p>
      <text:p text:style-name="P29"><text:span text:style-name="T76"/></text:p>
      <text:p text:style-name="P29"><text:span text:style-name="T76"/></text:p>
      <text:p text:style-name="P29"><text:span text:style-name="T76"/></text:p>
      <text:p text:style-name="P30"><text:span text:style-name="T78">A</text:span><text:span text:style-name="T73">RCHIVING </text:span></text:p>
      <text:p text:style-name="P29"><text:span text:style-name="T76"/></text:p>
      <text:p text:style-name="P31"><text:span text:style-name="T79">tar -czvf &lt; name you want to give &gt;.tar.gz &lt;file_you_want_to_compress&gt;</text:span><text:span text:style-name="T80">→ <text:s/>this command is used <text:tab/><text:tab/><text:tab/><text:tab/><text:tab/><text:tab/><text:tab/><text:tab/><text:tab/><text:tab/><text:tab/>to compress.<text:line-break/><text:line-break/></text:span><text:soft-page-break/><text:span text:style-name="T79">tar -xzvf &lt; name_of_file_you_want_to_extract&gt; <text:s/>-</text:span><text:span text:style-name="T81">C</text:span><text:span text:style-name="T79"> &lt;destination&gt;</text:span><text:span text:style-name="T80"> this command is used <text:tab/><text:tab/><text:tab/><text:tab/><text:tab/><text:tab/><text:tab/><text:tab/><text:tab/><text:tab/><text:tab/>to extract the compressed </text:span><text:span text:style-name="T82"><text:tab/><text:tab/><text:tab/><text:tab/><text:tab/><text:tab/><text:tab/><text:tab/><text:tab/><text:tab/></text:span><text:span text:style-name="T80">file.</text:span></text:p>
      <text:p text:style-name="P32"><text:span text:style-name="T80"><text:line-break/><text:tab/>Here, <text:s/>c → create<text:line-break/><text:tab/><text:tab/>x → extract<text:line-break/><text:line-break/><text:line-break/></text:span><text:span text:style-name="T83">There is another way of compressing and extracting, <text:s/>by using </text:span><text:span text:style-name="T84">zip</text:span><text:span text:style-name="T83"> and </text:span><text:span text:style-name="T84">unzip</text:span><text:span text:style-name="T83"> packages</text:span></text:p>
      <text:p text:style-name="P32"><text:span text:style-name="T83"/></text:p>
      <text:p text:style-name="P33"><text:span text:style-name="T79">tar -</text:span><text:span text:style-name="T85">t</text:span><text:span text:style-name="T79">zvf &lt; </text:span><text:span text:style-name="T85">compressed file&gt;</text:span><text:span text:style-name="T80"> → this command is used to </text:span><text:span text:style-name="T82">list all the files present in compressed fi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5T16:22:54.189185217</meta:creation-date>
    <dc:date>2025-02-19T20:44:20.203892337</dc:date>
    <meta:editing-duration>PT15H29M6S</meta:editing-duration>
    <meta:editing-cycles>17</meta:editing-cycles>
    <meta:generator>LibreOffice/24.8.4.2$Linux_X86_64 LibreOffice_project/3e97788786b20d724e2ed0ea7a111abce73cab63</meta:generator>
    <meta:document-statistic meta:table-count="0" meta:image-count="0" meta:object-count="0" meta:page-count="12" meta:paragraph-count="100" meta:word-count="2321" meta:character-count="12836" meta:non-whitespace-character-count="10245"/>
  </office:meta>
</office:document-meta>
</file>